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d411"/>
    </style:style>
    <style:style style:name="P2" style:family="paragraph" style:parent-style-name="Standard">
      <style:text-properties style:font-name="Times New Roman" officeooo:rsid="0024f7a1" officeooo:paragraph-rsid="0024f7a1"/>
    </style:style>
    <style:style style:name="P3" style:family="paragraph" style:parent-style-name="Standard">
      <style:text-properties style:font-name="Times New Roman" officeooo:rsid="0024f7a1" officeooo:paragraph-rsid="00291918"/>
    </style:style>
    <style:style style:name="P4" style:family="paragraph" style:parent-style-name="Standard">
      <style:text-properties style:font-name="Times New Roman" officeooo:rsid="0024f7a1" officeooo:paragraph-rsid="00272ded"/>
    </style:style>
    <style:style style:name="P5" style:family="paragraph" style:parent-style-name="Standard">
      <style:text-properties style:font-name="Times New Roman" officeooo:rsid="00272ded" officeooo:paragraph-rsid="0029b561"/>
    </style:style>
    <style:style style:name="P6" style:family="paragraph" style:parent-style-name="Standard">
      <style:text-properties style:font-name="Times New Roman" officeooo:rsid="00272ded" officeooo:paragraph-rsid="00291918"/>
    </style:style>
    <style:style style:name="P7" style:family="paragraph" style:parent-style-name="Standard">
      <style:text-properties style:font-name="Times New Roman" officeooo:rsid="0029b561" officeooo:paragraph-rsid="0029b561"/>
    </style:style>
    <style:style style:name="P8" style:family="paragraph" style:parent-style-name="Standard">
      <style:text-properties style:font-name="Times New Roman" officeooo:rsid="002d664e" officeooo:paragraph-rsid="002d664e"/>
    </style:style>
    <style:style style:name="P9" style:family="paragraph" style:parent-style-name="Standard">
      <style:text-properties style:font-name="Times New Roman" officeooo:rsid="002b02f5" officeooo:paragraph-rsid="002aeac2"/>
    </style:style>
    <style:style style:name="P10" style:family="paragraph" style:parent-style-name="Standard">
      <style:text-properties style:font-name="Times New Roman" officeooo:rsid="003197a2" officeooo:paragraph-rsid="003197a2"/>
    </style:style>
    <style:style style:name="P11" style:family="paragraph" style:parent-style-name="Standard">
      <style:text-properties style:font-name="Times New Roman" officeooo:rsid="0034c082" officeooo:paragraph-rsid="0034c082"/>
    </style:style>
    <style:style style:name="P12" style:family="paragraph" style:parent-style-name="Standard">
      <style:text-properties style:font-name="Times New Roman" officeooo:rsid="0039ff02" officeooo:paragraph-rsid="0039ff02"/>
    </style:style>
    <style:style style:name="P13" style:family="paragraph" style:parent-style-name="Standard">
      <style:text-properties style:font-name="Times New Roman" officeooo:rsid="003b7f6e" officeooo:paragraph-rsid="003b7f6e"/>
    </style:style>
    <style:style style:name="P14" style:family="paragraph" style:parent-style-name="Standard">
      <style:text-properties style:font-name="Times New Roman" officeooo:rsid="0042b08c" officeooo:paragraph-rsid="0042b08c"/>
    </style:style>
    <style:style style:name="P15" style:family="paragraph" style:parent-style-name="Standard">
      <style:text-properties style:font-name="Times New Roman" officeooo:rsid="004676ba" officeooo:paragraph-rsid="004676ba"/>
    </style:style>
    <style:style style:name="P16" style:family="paragraph" style:parent-style-name="Standard">
      <style:text-properties style:font-name="Times New Roman" officeooo:rsid="004ae705" officeooo:paragraph-rsid="004ae705"/>
    </style:style>
    <style:style style:name="P17" style:family="paragraph" style:parent-style-name="Standard">
      <style:text-properties officeooo:paragraph-rsid="00291918"/>
    </style:style>
    <style:style style:name="P18" style:family="paragraph" style:parent-style-name="Standard">
      <style:text-properties officeooo:paragraph-rsid="0029b561"/>
    </style:style>
    <style:style style:name="P19" style:family="paragraph" style:parent-style-name="Standard">
      <style:text-properties officeooo:paragraph-rsid="002aeac2"/>
    </style:style>
    <style:style style:name="P20" style:family="paragraph" style:parent-style-name="Standard">
      <style:text-properties officeooo:paragraph-rsid="0034c082"/>
    </style:style>
    <style:style style:name="P21" style:family="paragraph" style:parent-style-name="Standard">
      <style:text-properties officeooo:paragraph-rsid="00447585"/>
    </style:style>
    <style:style style:name="P22" style:family="paragraph" style:parent-style-name="Standard">
      <style:text-properties officeooo:paragraph-rsid="004c3e38"/>
    </style:style>
    <style:style style:name="P23" style:family="paragraph" style:parent-style-name="Standard">
      <style:text-properties style:font-name="Times New Roman" officeooo:rsid="004ae705" officeooo:paragraph-rsid="004ae705"/>
    </style:style>
    <style:style style:name="P24" style:family="paragraph" style:parent-style-name="Standard">
      <style:text-properties officeooo:paragraph-rsid="005591bc"/>
    </style:style>
    <style:style style:name="P25" style:family="paragraph" style:parent-style-name="Standard">
      <style:text-properties officeooo:paragraph-rsid="0055cac4"/>
    </style:style>
    <style:style style:name="P26" style:family="paragraph" style:parent-style-name="Standard">
      <style:text-properties officeooo:paragraph-rsid="00595834"/>
    </style:style>
    <style:style style:name="T1" style:family="text">
      <style:text-properties style:font-name="Times New Roman" officeooo:rsid="0024f7a1"/>
    </style:style>
    <style:style style:name="T2" style:family="text">
      <style:text-properties style:font-name="Times New Roman" officeooo:rsid="00272ded"/>
    </style:style>
    <style:style style:name="T3" style:family="text">
      <style:text-properties style:font-name="Times New Roman" officeooo:rsid="00291918"/>
    </style:style>
    <style:style style:name="T4" style:family="text">
      <style:text-properties style:font-name="Times New Roman" officeooo:rsid="001d5640"/>
    </style:style>
    <style:style style:name="T5" style:family="text">
      <style:text-properties style:font-name="Times New Roman" officeooo:rsid="00267cbc"/>
    </style:style>
    <style:style style:name="T6" style:family="text">
      <style:text-properties style:font-name="Times New Roman" fo:font-size="12pt" officeooo:rsid="00291918"/>
    </style:style>
    <style:style style:name="T7" style:family="text">
      <style:text-properties style:font-name="Times New Roman" officeooo:rsid="0029b561"/>
    </style:style>
    <style:style style:name="T8" style:family="text">
      <style:text-properties style:font-name="Times New Roman" officeooo:rsid="002aeac2"/>
    </style:style>
    <style:style style:name="T9" style:family="text">
      <style:text-properties style:font-name="Times New Roman" officeooo:rsid="002b02f5"/>
    </style:style>
    <style:style style:name="T10" style:family="text">
      <style:text-properties style:font-name="Times New Roman" officeooo:rsid="0030bb35"/>
    </style:style>
    <style:style style:name="T11" style:family="text">
      <style:text-properties style:font-name="Times New Roman" officeooo:rsid="003e0759"/>
    </style:style>
    <style:style style:name="T12" style:family="text">
      <style:text-properties style:font-name="Times New Roman" officeooo:rsid="003f70af"/>
    </style:style>
    <style:style style:name="T13" style:family="text">
      <style:text-properties style:font-name="Times New Roman" officeooo:rsid="00403b35"/>
    </style:style>
    <style:style style:name="T14" style:family="text">
      <style:text-properties style:font-name="Times New Roman" officeooo:rsid="0042b08c"/>
    </style:style>
    <style:style style:name="T15" style:family="text">
      <style:text-properties style:font-name="Times New Roman" officeooo:rsid="00447585"/>
    </style:style>
    <style:style style:name="T16" style:family="text">
      <style:text-properties style:font-name="Times New Roman" officeooo:rsid="0044a258"/>
    </style:style>
    <style:style style:name="T17" style:family="text">
      <style:text-properties style:font-name="Times New Roman" officeooo:rsid="004676ba"/>
    </style:style>
    <style:style style:name="T18" style:family="text">
      <style:text-properties style:font-name="Times New Roman" officeooo:rsid="004ae705"/>
    </style:style>
    <style:style style:name="T19" style:family="text">
      <style:text-properties style:font-name="Times New Roman" officeooo:rsid="001bd411"/>
    </style:style>
    <style:style style:name="T20" style:family="text">
      <style:text-properties style:font-name="Times New Roman" officeooo:rsid="0021a968"/>
    </style:style>
    <style:style style:name="T21" style:family="text">
      <style:text-properties style:font-name="Times New Roman" officeooo:rsid="004c3e38"/>
    </style:style>
    <style:style style:name="T22" style:family="text">
      <style:text-properties style:font-name="Times New Roman" officeooo:rsid="004edcb3"/>
    </style:style>
    <style:style style:name="T23" style:family="text">
      <style:text-properties style:font-name="Times New Roman" officeooo:rsid="00541319"/>
    </style:style>
    <style:style style:name="T24" style:family="text">
      <style:text-properties style:font-name="Times New Roman" officeooo:rsid="005492cf"/>
    </style:style>
    <style:style style:name="T25" style:family="text">
      <style:text-properties style:font-name="Times New Roman" officeooo:rsid="005591bc"/>
    </style:style>
    <style:style style:name="T26" style:family="text">
      <style:text-properties style:font-name="Times New Roman" officeooo:rsid="0055cac4"/>
    </style:style>
    <style:style style:name="T27" style:family="text">
      <style:text-properties style:font-name="Times New Roman" officeooo:rsid="00595834"/>
    </style:style>
    <style:style style:name="T28" style:family="text">
      <style:text-properties officeooo:rsid="0034c082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officeooo:rsid="0036af6d" style:font-size-asian="12pt" style:font-size-complex="12pt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38263a" style:font-size-asian="12pt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39ff02" style:font-size-asian="12pt" style:font-size-complex="12pt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03b7f6e" style:font-size-asian="12pt" style:font-size-complex="12pt"/>
    </style:style>
    <style:style style:name="T34" style:family="text">
      <style:text-properties fo:color="#000000" style:font-name="Times New Roman" fo:font-size="12pt" style:font-size-asian="12pt" style:font-size-complex="12pt"/>
    </style:style>
    <style:style style:name="T35" style:family="text">
      <style:text-properties fo:color="#000000" style:font-name="Times New Roman" fo:font-size="12pt" officeooo:rsid="0034d7cf" style:font-size-asian="12pt" style:font-size-complex="12pt"/>
    </style:style>
    <style:style style:name="T36" style:family="text">
      <style:text-properties fo:color="#000000" style:font-name="Times New Roman" fo:font-size="12pt" officeooo:rsid="0036af6d" style:font-size-asian="12pt" style:font-size-complex="12pt"/>
    </style:style>
    <style:style style:name="T37" style:family="text">
      <style:text-properties officeooo:rsid="0047988b"/>
    </style:style>
    <style:style style:name="T38" style:family="text">
      <style:text-properties officeooo:rsid="004821e0"/>
    </style:style>
    <style:style style:name="T39" style:family="text">
      <style:text-properties officeooo:rsid="0055cac4"/>
    </style:style>
    <style:style style:name="T40" style:family="text">
      <style:text-properties officeooo:rsid="0057616a"/>
    </style:style>
    <style:style style:name="T41" style:family="text">
      <style:text-properties officeooo:rsid="00595834"/>
    </style:style>
    <style:style style:name="T42" style:family="text">
      <style:text-properties officeooo:rsid="005b2a46"/>
    </style:style>
    <style:style style:name="T43" style:family="text">
      <style:text-properties officeooo:rsid="005db2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bstract)</text:p>
      <text:p text:style-name="P22"><text:span text:style-name="T18">Das Ziel dieses Papers ist es </text:span><text:span text:style-name="T21">nach einer kurzen Betrachtung der Geschichte und den derzeiten Stand der Smartwatch</text:span><text:span text:style-name="T18">, unter Betrachung der neuesten Studien, </text:span><text:span text:style-name="T21">insbesondere die Verwendung mit Magnetometer ausgestatetten Smartwatches zu beachten</text:span><text:span text:style-name="T18">. </text:span><text:span text:style-name="T19">Smartwatches werden immer beliebter und sind im Alltag </text:span><text:span text:style-name="T5">häufig </text:span><text:span text:style-name="T19">anzutreffen. Sie erfüllen Aufgaben die für normale Uhren undenkbar sind </text:span><text:span text:style-name="T20">und dienen gewisser</text:span><text:span text:style-name="T5">maßen</text:span><text:span text:style-name="T20"> als Erweiterung des Smartphones</text:span><text:span text:style-name="T19">. </text:span><text:span text:style-name="T4">Smartwatches verfügen über eine Vielzahl von unterschiedlichen Sensoren, darunter auch Magnetometer. Magnetometer dienen hauptsächlich dazu die magnetische Flussdichte von Magnetfeldern zu messen, </text:span><text:span text:style-name="T5">ermöglichen jedoch auch oft </text:span><text:span text:style-name="T4">deren Richtung zu erfassen. </text:span><text:span text:style-name="T18">MEM-Magnetometer </text:span><text:span text:style-name="T12">(MEM = Micro-Electromechanical Systems)</text:span><text:span text:style-name="T11"> </text:span><text:span text:style-name="T18">werden in Smartphones und Smartwatches verbaut. Mithilfe von Magnetringen oder sonstigen tragbaren magnetischen Gegenständen ist es möglich eine</text:span><text:span text:style-name="T22">r</text:span><text:span text:style-name="T18"> Smartwatch </text:span><text:span text:style-name="T22">verschiedene Funktionen für verschiedene Finger zuzuordnen</text:span><text:span text:style-name="T18">. </text:span><text:span text:style-name="T21">Mit den besagten Magnetringen </text:span><text:span text:style-name="T22">und mit Magneten ausgestatteten Brillen </text:span><text:span text:style-name="T21">kann man Autofahrer überwachen und erkennen ob sie das Lenkrad sicher greifen </text:span><text:span text:style-name="T22">und ob sie vom Verkehrsgeschehen abgelenkt sind</text:span><text:span text:style-name="T21">. </text:span></text:p>
      <text:p text:style-name="P16"/>
      <text:p text:style-name="P1"/>
      <text:p text:style-name="P3">Introduction)</text:p>
      <text:p text:style-name="P17"><text:span text:style-name="T3">Smartwatches gewinnen im Alltag immer mehr an Bedeutung, sie dienen gewissermaßen als Erweiterung des Smartphones. Sie </text:span><text:span text:style-name="T4">verfügen über eine Vielzahl von unterschiedlichen Sensoren, <text:s/>darunter auch Magnetometer. Magnetometer dienen hauptsächlich dazu die magnetische Flussdichte von Magnetfeldern zu messen, </text:span><text:span text:style-name="T5">ermöglichen jedoch auch oft </text:span><text:span text:style-name="T4">deren Richtung zu erfassen.</text:span></text:p>
      <text:p text:style-name="P18"><text:span text:style-name="T1"><text:line-break/></text:span><text:span text:style-name="T2">Smartwatches können bauartbedingt nur über kleine runde </text:span><text:span text:style-name="T3">o</text:span><text:span text:style-name="T2">der rechteckige Bildschirme verfügen. Um die nonverbalen Eingabemöglichkeiten </text:span><text:span text:style-name="T7">(Tasten, Touchscreen)</text:span><text:span text:style-name="T2"> zu erweitern kann eine Fingerabdruckerkennung hilfreich sein. Mithilfe dieser Fingerabdruckerkennung ist es möglich bestimmte Aufgaben einzelnen Fingern zuzuordnen, </text:span><text:span text:style-name="T3">wie in der Arbeit von </text:span><text:span text:style-name="T6">Keunwoo Park und Geehyuk Lee [1] beschrieben</text:span><text:span text:style-name="T2">. </text:span></text:p>
      <text:p text:style-name="P5"/>
      <text:p text:style-name="P18"><text:span text:style-name="T7">In der Arbeit von Gabriel Reyes, et al. [2] , wird eine Vorgehensweise beschrieben die, die Realisierung einer Gestenerkennung mithilfe von Magnetringen erlaubt. In der Arbeit von Hua Huang, et al [3] wird zur Fahrerüberwachung ebenfalls auf Magnetringe in Kombination mit Magnetbrillen </text:span><text:span text:style-name="T8">(Brillen ausgestattet mit einem Magnet an einer Seite des Brillengestells) </text:span><text:span text:style-name="T7">zurückgegriffen.</text:span></text:p>
      <text:p text:style-name="P7"/>
      <text:p text:style-name="P19"><text:span text:style-name="T8">Die vorhergenannten Problemstellungen/Forschungen benötigen mindestens ein Magnetometer zur erfolgreichen Implementierung. Häufig werden diese Magnetometer auch durch Accelerometer, Gyroskope </text:span><text:span text:style-name="T10">und Barometer </text:span><text:span text:style-name="T8">unterstützt, so </text:span><text:span text:style-name="T9">[4].</text:span></text:p>
      <text:p text:style-name="P9"/>
      <text:p text:style-name="P8">Das Ziel dieses Papers ist die Verwendung von Smartwatches insbesondere mit Magnetometern näher zu analysiere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/>
      <text:p text:style-name="P4"><text:line-break/>Related Work)</text:p>
      <text:p text:style-name="P25"><text:span text:style-name="T23">Es gibt schon Forschungen die Methoden zur Unterscheidung des bedienenden Fingers einer Smartwatch </text:span><text:span text:style-name="T25">oder anderweitige Eingabemöglichkeiten </text:span><text:span text:style-name="T23">vorschlagen. Jedoch benötigen diese Methoden </text:span><text:span text:style-name="T25">oft </text:span><text:span text:style-name="T23">auch die Verwendung einer fest installierten Kamera laut Keunwoo Park und Geehyuk Lee [a1]. </text:span><text:span text:style-name="T26">Ein weiter Ansatz ist die Spracherkennung mithilfe des in der Smartwatch intergrierten Mikrofons, laut [b2]. Ebenfalls </text:span><text:span text:style-name="T25">gibt es zahlreiche Konzepte die auf Magnetismus als Eingabemöglichkeit setzen, so Gabriel Reyes, et al [b1].</text:span></text:p>
      <text:p text:style-name="P24"><text:span text:style-name="T25"/></text:p>
      <text:p text:style-name="P24"><text:span text:style-name="T24">In der Arbeit von Tritap [a2], wurden stattdessen ein rohes kapazitives Berührungsbild des Smartwatch-Bildschirms gebraucht um verschiedene Finger zu unterscheiden. Um eine zufriedenstellende Genauigkeit zu erreichen musste der Smartwatch-Nutzer eine unangenehme Position beim Berühren des Bildschirms einnehmen, laut </text:span><text:span text:style-name="T23">Keunwoo Park und Geehyuk Lee </text:span><text:span text:style-name="T24">[a3].</text:span></text:p>
      <text:p text:style-name="P24"><text:span text:style-name="T24"/></text:p>
      <text:p text:style-name="P25">Ketabdar et al. <text:span text:style-name="T39">[b3] verwendet das interne Magnetometer eines Smartphones um dreidimensionale Bewegung zu erkennen. Dazu muss der Benutzer einen Metallring, an der Hand die die Uhr bedient, tragen. In der Arbeit von D</text:span>aniel Ashbrook, <text:span text:style-name="T39">et al. [b4] wird das Projekt Nenya vorgestellt, welches ebenfalls einen Magnetring, der wie ein Ehering am Zeigefinger getragen wird, verwendet. Die Bedienung der Smartwatch kann durch Drehen und Schieben dieses Rings </text:span><text:span text:style-name="T40">bewerkstelligt werden. Diese Methode ist jedoch ermüdend und unbequem, laut Gabriel Reyes, et al [b5].</text:span></text:p>
      <text:p text:style-name="P10"/>
      <text:p text:style-name="P26"><text:span text:style-name="T27">In der Arbeit von K</text:span>e-Yu Chen, <text:span text:style-name="T41">et al. [b6] wird uTrack vorgestellt. </text:span><text:span text:style-name="T42">V</text:span><text:span text:style-name="T41">oraussetzung</text:span><text:span text:style-name="T42">en sind das Tragen eines Magnetfingers am Daumen und zwei Magnetometer am Ringfinger, um die Daumenbewegung in einen dreidimensionalen Zeiger zu übersetze</text:span><text:span text:style-name="T43">n</text:span><text:span text:style-name="T42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>Thema)</text:p>
      <text:p text:style-name="P11">Grund<text:span text:style-name="T34">lagen Smartwatch:</text:span></text:p>
      <text:p text:style-name="P20"><text:span text:style-name="T35">Das Lexikon Duden.de </text:span><text:span text:style-name="T36">[5] </text:span><text:span text:style-name="T35">definiert den Begriff Smartwatch wie folgt : „</text:span><text:span text:style-name="T29">am Handgelenk getragener Minicomputer, der neben der Zeitanzeige zahlreiche Funktionen wie Konnektivität zum Smartphone, Sensoren zur Beobachtung des Anwenders u.Ä. aufweist“. </text:span><text:span text:style-name="T30">Der Ursprung der Smartwatch liegt einige Dekaden in der Vergangenheit, laut Kyle Mills Johnson [6]. </text:span><text:span text:style-name="T31">Die Beliebtheit stieg ca. im Jahr 2014. Erwähnenswert sind die Modelle Samsung Galaxy Gear (Markteinführung: 25. September 2013, </text:span><text:span text:style-name="T32">laut engadget </text:span><text:span text:style-name="T31">[7]) und Pebble smart watch (Markteinführung: 13. Januar 2013, laut zdnet [8]), laut Kyle Mills Johnson [9]. </text:span><text:span text:style-name="T32">Der aktuellste Nachfolger der Samsung Galaxy Gear heißt Samsung Galaxy Watch (Markteinführung: </text:span><text:span text:style-name="T33">[10])</text:span><text:span text:style-name="T32">. Sie verfügt über ein Accelerometer, ein Gyroskop, ein Barometer, einen Herzfrequenzsensor, </text:span><text:span text:style-name="T33">einen </text:span><text:span text:style-name="T32">Lichtsensor </text:span><text:span text:style-name="T33">und einen runden 1.3 Zoll Bildschirm, laut Samsung [11]</text:span><text:span text:style-name="T32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Grundlagen Magnetometer:</text:p>
      <text:p text:style-name="P15">Magnetometer können vielseitig verwendet werden. Sie können als Kompass fungieren oder als Metaldetektor bei Aufspüren von magnetischen Materialen helfen. <text:span text:style-name="T37">Mit ausgeklügelten Algorithmen ist die Implementierung einer Gesten-/</text:span><text:span text:style-name="T38">Abstands- oder Richtungserkennung </text:span><text:span text:style-name="T37">anhand von Metallringen o. Ä. Möglich.</text:span></text:p>
      <text:p text:style-name="P11"/>
      <text:p text:style-name="P21"><text:span text:style-name="T11">In Smartwatches finden typischerweise ME</text:span><text:span text:style-name="T12">M</text:span><text:span text:style-name="T11">-Magnetometer </text:span><text:span text:style-name="T12">(MEM = MicroElectromechanical Systems)</text:span><text:span text:style-name="T11"> Anwendung. Diese besitzen einen äußerst kompakten Formfaktor. Dadurch ist eine strategische Platzierung des Sensors einfach. Ebenfalls verzichten MEM-Magnetometer auf den Gebrauch von </text:span><text:span text:style-name="T12">Microfabrication </text:span><text:span text:style-name="T13">(Microfabrication benutzt Halbleitertechnik um Objekte im Micro- bis Millimeter Bereich herzustellen, laut Joel Voldman, et al. [12]), laut [13]. </text:span><text:span text:style-name="T14">Ein</text:span><text:span text:style-name="T15">en</text:span><text:span text:style-name="T14"> weitere</text:span><text:span text:style-name="T15">n</text:span><text:span text:style-name="T14"> Vorteil dieser Magneto</text:span><text:span text:style-name="T15">meter</text:span><text:span text:style-name="T14"> stellt der relativ niedrige Stromverbrauch, </text:span><text:span text:style-name="T15">bei hohen Arbeitsfrequenzen (100 Hz bei einer Sony Smartwatch 3 SWR50 laut Gabriel Reyes, et al. [14]), laut</text:span><text:span text:style-name="T14"> </text:span><text:span text:style-name="T16">[19] </text:span><text:span text:style-name="T14">dar. </text:span><text:span text:style-name="T17">Jedoch können die hohen Entwicklungskosten bei der Entwicklung eines neuen verbesserten MEM-Magnetometers abschreckend wirke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Magnetometer in smartwatches:</text:p>
      <text:p text:style-name="P1"/>
      <text:p text:style-name="P2">Resümee)</text:p>
      <text:p text:style-name="P2">Meiner Meinung nach <text:span text:style-name="T28">sind Smartwatches </text:span></text:p>
      <text:p text:style-name="P2"/>
      <text:p text:style-name="P12">[7] <text:a xlink:type="simple" xlink:href="https://www.engadget.com/2013-09-04-samsung-unveils-galaxy-gear.html?guce_referrer=aHR0cHM6Ly9lbi53aWtpcGVkaWEub3JnLw&amp;guce_referrer_sig=AQAAAFz4Z-GD2i8Ul8mMAL0HhH_ADt4A856jnO7M0thBYvevGIAIU3rx2nW-4nCnONt3y_0khIE1pScZrnBTvzRqKh1mb20yUqoMwAP4k-A2t48CSd0wfNXZBEP_uMRVG-VuhcI1yjRgwQKl3DZbyICQigi0fGaz3tbdgRGYGZHW2T9N" text:style-name="Internet_20_link" text:visited-style-name="Visited_20_Internet_20_Link">https://www.engadget.com/2013-09-04-samsung-unveils-galaxy-gear.html?guce_referrer=aHR0cHM6Ly9lbi53aWtpcGVkaWEub3JnLw&amp;guce_referrer_sig=AQAAAFz4Z-GD2i8Ul8mMAL0HhH_ADt4A856jnO7M0thBYvevGIAIU3rx2nW-4nCnONt3y_0khIE1pScZrnBTvzRqKh1mb20yUqoMwAP4k-A2t48CSd0wfNXZBEP_uMRVG-VuhcI1yjRgwQKl3DZbyICQigi0fGaz3tbdgRGYGZHW2T9N</text:a></text:p>
      <text:p text:style-name="P12"/>
      <text:p text:style-name="P13"><text:soft-page-break/>[11] <text:a xlink:type="simple" xlink:href="https://www.samsung.com/global/galaxy/galaxy-watch/specs/" text:style-name="Internet_20_link" text:visited-style-name="Visited_20_Internet_20_Link">https://www.samsung.com/global/galaxy/galaxy-watch/specs/</text:a></text:p>
      <text:p text:style-name="P13"/>
      <text:p text:style-name="P14">[12] https://www.rle.mit.edu/biomicro/reprints/jvoldman_annrev.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4:41:27.883559810</meta:creation-date>
    <dc:date>2021-12-01T14:54:01.668750589</dc:date>
    <meta:editing-duration>PT1H40M6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6" meta:paragraph-count="25" meta:word-count="830" meta:character-count="6810" meta:non-whitespace-character-count="5999"/>
  </office:meta>
</office:document-meta>
</file>